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101.txt</text:p>
          </table:table-cell>
          <table:table-cell office:value-type="float" office:value="827.3" calcext:value-type="float">
            <text:p>827,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102.txt</text:p>
          </table:table-cell>
          <table:table-cell office:value-type="float" office:value="827.3" calcext:value-type="float">
            <text:p>827,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103.txt</text:p>
          </table:table-cell>
          <table:table-cell office:value-type="float" office:value="826.3" calcext:value-type="float">
            <text:p>826,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104.txt</text:p>
          </table:table-cell>
          <table:table-cell office:value-type="float" office:value="822.9" calcext:value-type="float">
            <text:p>822,9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105.txt</text:p>
          </table:table-cell>
          <table:table-cell office:value-type="float" office:value="827.3" calcext:value-type="float">
            <text:p>827,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106.txt</text:p>
          </table:table-cell>
          <table:table-cell office:value-type="float" office:value="827.3" calcext:value-type="float">
            <text:p>827,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107.txt</text:p>
          </table:table-cell>
          <table:table-cell office:value-type="float" office:value="827.3" calcext:value-type="float">
            <text:p>827,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108.txt</text:p>
          </table:table-cell>
          <table:table-cell office:value-type="float" office:value="827.3" calcext:value-type="float">
            <text:p>827,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109.txt</text:p>
          </table:table-cell>
          <table:table-cell office:value-type="float" office:value="827.3" calcext:value-type="float">
            <text:p>827,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201.txt</text:p>
          </table:table-cell>
          <table:table-cell office:value-type="float" office:value="589.1" calcext:value-type="float">
            <text:p>589,1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202.txt</text:p>
          </table:table-cell>
          <table:table-cell office:value-type="float" office:value="589.1" calcext:value-type="float">
            <text:p>589,1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203.txt</text:p>
          </table:table-cell>
          <table:table-cell office:value-type="float" office:value="588.7" calcext:value-type="float">
            <text:p>588,7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204.txt</text:p>
          </table:table-cell>
          <table:table-cell office:value-type="float" office:value="588.1" calcext:value-type="float">
            <text:p>588,1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205.txt</text:p>
          </table:table-cell>
          <table:table-cell office:value-type="float" office:value="586.4" calcext:value-type="float">
            <text:p>586,4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206.txt</text:p>
          </table:table-cell>
          <table:table-cell office:value-type="float" office:value="586" calcext:value-type="float">
            <text:p>586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207.txt</text:p>
          </table:table-cell>
          <table:table-cell office:value-type="float" office:value="585.8" calcext:value-type="float">
            <text:p>585,8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208.txt</text:p>
          </table:table-cell>
          <table:table-cell office:value-type="float" office:value="585.8" calcext:value-type="float">
            <text:p>585,8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C101.txt</text:p>
          </table:table-cell>
          <table:table-cell office:value-type="float" office:value="1619.8" calcext:value-type="float">
            <text:p>1619,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C102.txt</text:p>
          </table:table-cell>
          <table:table-cell office:value-type="float" office:value="1457.4" calcext:value-type="float">
            <text:p>1457,4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C103.txt</text:p>
          </table:table-cell>
          <table:table-cell office:value-type="float" office:value="1258" calcext:value-type="float">
            <text:p>125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C104.txt</text:p>
          </table:table-cell>
          <table:table-cell office:value-type="float" office:value="1132.3" calcext:value-type="float">
            <text:p>1132,3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C105.txt</text:p>
          </table:table-cell>
          <table:table-cell office:value-type="float" office:value="1513.7" calcext:value-type="float">
            <text:p>1513,7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C106.txt</text:p>
          </table:table-cell>
          <table:table-cell office:value-type="float" office:value="1372.7" calcext:value-type="float">
            <text:p>1372,7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C107.txt</text:p>
          </table:table-cell>
          <table:table-cell office:value-type="float" office:value="1207.8" calcext:value-type="float">
            <text:p>1207,8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C108.txt</text:p>
          </table:table-cell>
          <table:table-cell office:value-type="float" office:value="1114.2" calcext:value-type="float">
            <text:p>1114,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C201.txt</text:p>
          </table:table-cell>
          <table:table-cell office:value-type="float" office:value="1261.8" calcext:value-type="float">
            <text:p>1261,8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C202.txt</text:p>
          </table:table-cell>
          <table:table-cell office:value-type="float" office:value="1092.3" calcext:value-type="float">
            <text:p>1092,3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C203.txt</text:p>
          </table:table-cell>
          <table:table-cell office:value-type="float" office:value="923.7" calcext:value-type="float">
            <text:p>923,7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C204.txt</text:p>
          </table:table-cell>
          <table:table-cell office:value-type="float" office:value="783.5" calcext:value-type="float">
            <text:p>783,5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C205.txt</text:p>
          </table:table-cell>
          <table:table-cell office:value-type="float" office:value="1154" calcext:value-type="float">
            <text:p>1154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C206.txt</text:p>
          </table:table-cell>
          <table:table-cell office:value-type="float" office:value="1051.1" calcext:value-type="float">
            <text:p>1051,1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C207.txt</text:p>
          </table:table-cell>
          <table:table-cell office:value-type="float" office:value="962.9" calcext:value-type="float">
            <text:p>962,9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C208.txt</text:p>
          </table:table-cell>
          <table:table-cell office:value-type="float" office:value="776.1" calcext:value-type="float">
            <text:p>776,1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9:48:09.182000000</meta:creation-date>
    <dc:date>2015-11-28T19:53:14.827000000</dc:date>
    <meta:editing-duration>PT5M4S</meta:editing-duration>
    <meta:editing-cycles>2</meta:editing-cycles>
    <meta:generator>LibreOffice/5.0.3.2$Windows_x86 LibreOffice_project/e5f16313668ac592c1bfb310f4390624e3dbfb75</meta:generator>
    <meta:document-statistic meta:table-count="1" meta:cell-count="132" meta:object-count="0"/>
  </office:meta>
</office:document-meta>
</file>